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4.6654in"/>
    </style:style>
    <style:style style:name="co22" style:family="table-column">
      <style:table-column-properties fo:break-before="auto" style:column-width="3.1555in"/>
    </style:style>
    <style:style style:name="co23" style:family="table-column">
      <style:table-column-properties fo:break-before="auto" style:column-width="1.383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1.3071in" fo:break-before="auto" style:use-optimal-row-height="true"/>
    </style:style>
    <style:style style:name="ro3" style:family="table-row">
      <style:table-row-properties style:row-height="0.8366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18">
      <style:table-cell-properties fo:wrap-option="no-wrap"/>
      <style:text-properties fo:color="#000000" fo:font-weight="bold"/>
    </style:style>
    <style:style style:name="ce12" style:family="table-cell" style:parent-style-name="Default" style:data-style-name="N118"/>
    <style:style style:name="ce13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1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ce16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2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4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1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4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098in" table:end-y="0.0555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ce16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er Board</text:p>
          </table:table-cell>
          <table:table-cell table:style-name="ce1"/>
          <table:table-cell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/>
          <table:table-cell office:value-type="string">
            <text:p>NOT FITTE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636563">
            <text:p>636563</text:p>
          </table:table-cell>
          <table:table-cell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office:value-type="float" office:value="1177885">
            <text:p>1177885</text:p>
          </table:table-cell>
          <table:table-cell office:value-type="string">
            <text:p>2411 02</text:p>
          </table:table-cell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office:value-type="float" office:value="1336553">
            <text:p>1336553</text:p>
          </table:table-cell>
          <table:table-cell office:value-type="string">
            <text:p><text:s/>1N5822</text:p>
          </table:table-cell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3.C28" table:end-x="0.0102in" table:end-y="0.0437in" draw:z-index="0" draw:name="http://img-europe.electrocomponents.com/uk/img/site/symbols/newSmall.gif" draw:style-name="gr1" draw:text-style-name="P1" svg:width="0.0098in" svg:height="0.0098in" svg:x="0.0004in" svg:y="0.03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office:value-type="string">
            <text:p>Two 10-pin connectors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>
            <text:p>new parts 2009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1162740">
            <text:p>1162740</text:p>
          </table:table-cell>
          <table:table-cell office:value-type="string">
            <text:p>0031.8201 — SCHURTER — Fuse Holder</text:p>
          </table:table-cell>
          <table:table-cell/>
          <table:table-cell office:value-type="float" office:value="1">
            <text:p>1</text:p>
          </table:table-cell>
          <table:table-cell table:style-name="ce6"/>
          <table:table-cell table:style-name="ce13" office:value-type="float" office:value="0.172">
            <text:p>0.172</text:p>
          </table:table-cell>
        </table:table-row>
        <table:table-row table:style-name="ro1" table:number-rows-repeated="65490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Sheet1.B2:Sheet1.P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8">08/18/2008</text:date>, <text:time>11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bert Spanton</meta:initial-creator>
    <meta:creation-date>2007-09-03T10:05:19</meta:creation-date>
    <dc:creator>Tom Bennellick</dc:creator>
    <dc:date>2008-08-18T11:48:41</dc:date>
    <dc:language>en-US</dc:language>
    <meta:editing-cycles>40</meta:editing-cycles>
    <meta:editing-duration>PT5H7M28S</meta:editing-duration>
    <meta:user-defined meta:name="Info 1"/>
    <meta:user-defined meta:name="Info 2"/>
    <meta:user-defined meta:name="Info 3"/>
    <meta:user-defined meta:name="Info 4"/>
    <meta:document-statistic meta:table-count="3" meta:cell-count="659" meta:object-count="2"/>
  </office:meta>
</office:document-meta>
</file>